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36.67mm"/>
    </style:style>
    <style:style style:name="co3" style:family="table-column">
      <style:table-column-properties fo:break-before="auto" style:column-width="49.8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1" table:number-columns-repeated="1017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Reklamní kampaně ve veřejných prostředcích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Vznik a doba trvání zakázky</text:p>
          </table:table-cell>
          <table:table-cell table:style-name="ce8" office:value-type="string" calcext:value-type="string">
            <text:p>Cena zakázky</text:p>
          </table:table-cell>
          <table:table-cell table:style-name="ce8" office:value-type="string" calcext:value-type="string">
            <text:p>Akce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1-15.2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Masopust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3.-31.3.2015</text:p>
          </table:table-cell>
          <table:table-cell table:style-name="ce9" office:value-type="float" office:value="11798" calcext:value-type="float">
            <text:p>11 798,00</text:p>
          </table:table-cell>
          <table:table-cell table:style-name="ce5" office:value-type="string" calcext:value-type="string">
            <text:p>Seafood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5.-31.5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gurmet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5.-15.6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pivobra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5.-15.6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polské dn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6.-15.6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veletrh neziskových služe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6.-15.7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husité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6.-30.6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merkádo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15.9.2015</text:p>
          </table:table-cell>
          <table:table-cell table:style-name="ce9" office:value-type="float" office:value="11798" calcext:value-type="float">
            <text:p>11 798,00</text:p>
          </table:table-cell>
          <table:table-cell table:style-name="ce5" office:value-type="string" calcext:value-type="string">
            <text:p>volný čas na trojc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15.9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vinobra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15.9.2015</text:p>
          </table:table-cell>
          <table:table-cell table:style-name="ce9" office:value-type="float" office:value="11798" calcext:value-type="float">
            <text:p>11 798,00</text:p>
          </table:table-cell>
          <table:table-cell table:style-name="ce5" office:value-type="string" calcext:value-type="string">
            <text:p>vinobra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30.9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Dny seniorů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30.9.2015</text:p>
          </table:table-cell>
          <table:table-cell table:style-name="ce9" office:value-type="float" office:value="11798" calcext:value-type="float">
            <text:p>11 798,00</text:p>
          </table:table-cell>
          <table:table-cell table:style-name="ce5" office:value-type="string" calcext:value-type="string">
            <text:p>mazlíci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30.9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žižkovské kulturní dědictv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10.-15.11.2015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husa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11.-30.11.2015</text:p>
          </table:table-cell>
          <table:table-cell table:style-name="ce9" office:value-type="float" office:value="10406" calcext:value-type="float">
            <text:p>10 406,00</text:p>
          </table:table-cell>
          <table:table-cell table:style-name="ce5" office:value-type="string" calcext:value-type="string">
            <text:p>meet jazz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12.-31.12.2015</text:p>
          </table:table-cell>
          <table:table-cell table:style-name="ce9" office:value-type="float" office:value="5203" calcext:value-type="float">
            <text:p>5 203,00</text:p>
          </table:table-cell>
          <table:table-cell table:style-name="ce5" office:value-type="string" calcext:value-type="string">
            <text:p>adventní koncert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1. - 15.2.2016 <text:s/></text:p>
          </table:table-cell>
          <table:table-cell table:style-name="ce9" office:value-type="float" office:value="28314" calcext:value-type="float">
            <text:p>28 314,00</text:p>
          </table:table-cell>
          <table:table-cell table:style-name="ce5" office:value-type="string" calcext:value-type="string">
            <text:p>Masopust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3.-31.3.2016</text:p>
          </table:table-cell>
          <table:table-cell table:style-name="ce9" office:value-type="float" office:value="10406" calcext:value-type="float">
            <text:p>10 406,00</text:p>
          </table:table-cell>
          <table:table-cell table:style-name="ce5" office:value-type="string" calcext:value-type="string">
            <text:p>Prázdniny na trojc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3.-15.4.2016</text:p>
          </table:table-cell>
          <table:table-cell table:style-name="ce9" office:value-type="float" office:value="10406" calcext:value-type="float">
            <text:p>10 406,00</text:p>
          </table:table-cell>
          <table:table-cell table:style-name="ce5" office:value-type="string" calcext:value-type="string">
            <text:p>Kulinářské dn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5.-31.5.2016</text:p>
          </table:table-cell>
          <table:table-cell table:style-name="ce9" office:value-type="float" office:value="10406" calcext:value-type="float">
            <text:p>10 406,00</text:p>
          </table:table-cell>
          <table:table-cell table:style-name="ce5" office:value-type="string" calcext:value-type="string">
            <text:p>Karel IV.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5.-15.6.2016</text:p>
          </table:table-cell>
          <table:table-cell table:style-name="ce9" office:value-type="float" office:value="10406" calcext:value-type="float">
            <text:p>10 406,00</text:p>
          </table:table-cell>
          <table:table-cell table:style-name="ce5" office:value-type="string" calcext:value-type="string">
            <text:p>pivobra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6.-.15.6.2016</text:p>
          </table:table-cell>
          <table:table-cell table:style-name="ce9" office:value-type="float" office:value="7865" calcext:value-type="float">
            <text:p>7 865,00</text:p>
          </table:table-cell>
          <table:table-cell table:style-name="ce5" office:value-type="string" calcext:value-type="string">
            <text:p>veletrojka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6.-15.7.2016</text:p>
          </table:table-cell>
          <table:table-cell table:style-name="ce9" office:value-type="float" office:value="10406" calcext:value-type="float">
            <text:p>10 406,00</text:p>
          </table:table-cell>
          <table:table-cell table:style-name="ce5" office:value-type="string" calcext:value-type="string">
            <text:p>husité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7.-31.7.2016</text:p>
          </table:table-cell>
          <table:table-cell table:style-name="ce9" office:value-type="float" office:value="11798" calcext:value-type="float">
            <text:p>11 798,00</text:p>
          </table:table-cell>
          <table:table-cell table:style-name="ce5" office:value-type="string" calcext:value-type="string">
            <text:p>žižkovské trh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8.-31.8.2016</text:p>
          </table:table-cell>
          <table:table-cell table:style-name="ce9" office:value-type="float" office:value="8894" calcext:value-type="float">
            <text:p>8 894,00</text:p>
          </table:table-cell>
          <table:table-cell table:style-name="ce5" office:value-type="string" calcext:value-type="string">
            <text:p>žižkovské trh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31.8.2016</text:p>
          </table:table-cell>
          <table:table-cell table:style-name="ce9" office:value-type="float" office:value="9257" calcext:value-type="float">
            <text:p>9 257,00</text:p>
          </table:table-cell>
          <table:table-cell table:style-name="ce5" office:value-type="string" calcext:value-type="string">
            <text:p>by happy s epi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31.8.2016</text:p>
          </table:table-cell>
          <table:table-cell table:style-name="ce9" office:value-type="float" office:value="9257" calcext:value-type="float">
            <text:p>9 257,00</text:p>
          </table:table-cell>
          <table:table-cell table:style-name="ce5" office:value-type="string" calcext:value-type="string">
            <text:p>Dny kulturního dědictv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31.8.2016</text:p>
          </table:table-cell>
          <table:table-cell table:style-name="ce9" office:value-type="float" office:value="7351" calcext:value-type="float">
            <text:p>7 351,00</text:p>
          </table:table-cell>
          <table:table-cell table:style-name="ce5" office:value-type="string" calcext:value-type="string">
            <text:p>poznejme se sousedé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31.8.2016</text:p>
          </table:table-cell>
          <table:table-cell table:style-name="ce9" office:value-type="float" office:value="6171" calcext:value-type="float">
            <text:p>6 171,00</text:p>
          </table:table-cell>
          <table:table-cell table:style-name="ce5" office:value-type="string" calcext:value-type="string">
            <text:p>vinobra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8.-31.8.2016</text:p>
          </table:table-cell>
          <table:table-cell table:style-name="ce9" office:value-type="float" office:value="7351" calcext:value-type="float">
            <text:p>7 351,00</text:p>
          </table:table-cell>
          <table:table-cell table:style-name="ce5" office:value-type="string" calcext:value-type="string">
            <text:p>Volný čas na trojc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15.9.2016</text:p>
          </table:table-cell>
          <table:table-cell table:style-name="ce9" office:value-type="float" office:value="6353" calcext:value-type="float">
            <text:p>6 353,00</text:p>
          </table:table-cell>
          <table:table-cell table:style-name="ce5" office:value-type="string" calcext:value-type="string">
            <text:p>merkádo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30.9.2016</text:p>
          </table:table-cell>
          <table:table-cell table:style-name="ce9" office:value-type="float" office:value="19058" calcext:value-type="float">
            <text:p>19 058,00</text:p>
          </table:table-cell>
          <table:table-cell table:style-name="ce5" office:value-type="string" calcext:value-type="string">
            <text:p>žižkovské dědictv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30.9.2016</text:p>
          </table:table-cell>
          <table:table-cell table:style-name="ce9" office:value-type="float" office:value="7865" calcext:value-type="float">
            <text:p>7 865,00</text:p>
          </table:table-cell>
          <table:table-cell table:style-name="ce5" office:value-type="string" calcext:value-type="string">
            <text:p>den seniorů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30.9.2016</text:p>
          </table:table-cell>
          <table:table-cell table:style-name="ce9" office:value-type="float" office:value="11798" calcext:value-type="float">
            <text:p>11 798,00</text:p>
          </table:table-cell>
          <table:table-cell table:style-name="ce5" office:value-type="string" calcext:value-type="string">
            <text:p>mazlíci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15.9.2016</text:p>
          </table:table-cell>
          <table:table-cell table:style-name="ce9" office:value-type="float" office:value="4447" calcext:value-type="float">
            <text:p>4 447,00</text:p>
          </table:table-cell>
          <table:table-cell table:style-name="ce5" office:value-type="string" calcext:value-type="string">
            <text:p>poznejme se sousedé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15.9.2016</text:p>
          </table:table-cell>
          <table:table-cell table:style-name="ce9" office:value-type="float" office:value="4235" calcext:value-type="float">
            <text:p>4 235,00</text:p>
          </table:table-cell>
          <table:table-cell table:style-name="ce5" office:value-type="string" calcext:value-type="string">
            <text:p>vinobra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9.-15.9.2016</text:p>
          </table:table-cell>
          <table:table-cell table:style-name="ce9" office:value-type="float" office:value="4447" calcext:value-type="float">
            <text:p>4 447,00</text:p>
          </table:table-cell>
          <table:table-cell table:style-name="ce5" office:value-type="string" calcext:value-type="string">
            <text:p>volný čas na trojc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9.-30.9.2016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by happy s epi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10.-31.10.2016</text:p>
          </table:table-cell>
          <table:table-cell table:style-name="ce9" office:value-type="float" office:value="15609" calcext:value-type="float">
            <text:p>15 609,00</text:p>
          </table:table-cell>
          <table:table-cell table:style-name="ce5" office:value-type="string" calcext:value-type="string">
            <text:p>Řemeslo je umě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6.10.-31.10.2016</text:p>
          </table:table-cell>
          <table:table-cell table:style-name="ce9" office:value-type="float" office:value="9257" calcext:value-type="float">
            <text:p>9 257,00</text:p>
          </table:table-cell>
          <table:table-cell table:style-name="ce5" office:value-type="string" calcext:value-type="string">
            <text:p>Husa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11.-30.11.2016</text:p>
          </table:table-cell>
          <table:table-cell table:style-name="ce9" office:value-type="float" office:value="12705" calcext:value-type="float">
            <text:p>12 705,00</text:p>
          </table:table-cell>
          <table:table-cell table:style-name="ce5" office:value-type="string" calcext:value-type="string">
            <text:p>řemeslo je umění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1.12.-15.12.2016</text:p>
          </table:table-cell>
          <table:table-cell table:style-name="ce9" office:value-type="float" office:value="6716" calcext:value-type="float">
            <text:p>6 716,00</text:p>
          </table:table-cell>
          <table:table-cell table:style-name="ce5" office:value-type="string" calcext:value-type="string">
            <text:p>Advent, polévk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4" table:number-rows-repeated="26">
          <table:table-cell/>
          <table:table-cell table:style-name="ce6"/>
          <table:table-cell table:style-name="ce10"/>
          <table:table-cell table:style-name="ce6"/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tall</meta:initial-creator>
    <meta:creation-date>2017-02-02T09:33:30</meta:creation-date>
    <dc:date>2017-02-08T16:44:01.074887085</dc:date>
    <meta:generator>LibreOffice/4.4.6.3$Linux_X86_64 LibreOffice_project/40m0$Build-3</meta:generator>
    <meta:editing-duration>PT1M7S</meta:editing-duration>
    <meta:editing-cycles>1</meta:editing-cycles>
    <meta:document-statistic meta:table-count="1" meta:cell-count="136" meta:object-count="0"/>
    <meta:user-defined meta:name="AppVersion">15.0300</meta:user-defined>
    <meta:user-defined meta:name="Company">Mestska cast Praha 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